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214ea" officeooo:paragraph-rsid="002214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ext-input text:description="&lt;title&gt;">SOMETHING FAILED!</text:text-input></text:p>
      <text:p text:style-name="Text_20_body"/>
      <text:p text:style-name="P1">If test is successful, you should see other text instead of “SOMETHING FAILED!” with font colour in dark 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lv" fo:country="LV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56:24.771545418</meta:creation-date>
    <dc:date>2018-03-15T15:23:52.092499778</dc:date>
    <meta:editing-duration>P0D</meta:editing-duration>
    <meta:editing-cycles>5</meta:editing-cycles>
    <meta:generator>LibreOffice/4.2.8.2$Linux_X86_64 LibreOffice_project/420m0$Build-2</meta:generator>
    <dc:creator>sraps </dc:creator>
    <meta:document-statistic meta:table-count="0" meta:image-count="0" meta:object-count="0" meta:page-count="1" meta:paragraph-count="2" meta:word-count="23" meta:character-count="128" meta:non-whitespace-character-count="109"/>
  </office:meta>
</office:document-meta>
</file>